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Quotations">
      <style:paragraph-properties fo:margin-top="0cm" fo:margin-bottom="0.499cm" loext:contextual-spacing="false" fo:text-align="start" style:justify-single-word="false"/>
      <style:text-properties fo:font-size="18pt" style:font-size-asian="18pt" style:font-size-complex="18pt"/>
    </style:style>
    <style:style style:name="P4" style:family="paragraph" style:parent-style-name="Text_20_body">
      <style:text-properties fo:font-size="24pt" style:text-underline-style="solid" style:text-underline-width="auto" style:text-underline-color="font-color" fo:font-weight="bold" officeooo:rsid="0245187f" officeooo:paragraph-rsid="0245187f" style:font-size-asian="21pt" style:font-weight-asian="bold" style:font-size-complex="24pt" style:font-weight-complex="bold"/>
    </style:style>
    <style:style style:name="P5" style:family="paragraph" style:parent-style-name="Text_20_body">
      <style:text-properties fo:font-size="18pt" style:text-underline-style="none" fo:font-weight="normal" officeooo:rsid="0245187f" officeooo:paragraph-rsid="0245187f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246702f" officeooo:paragraph-rsid="0246702f" style:font-size-asian="15.75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style:text-underline-style="none" fo:font-weight="bold" officeooo:rsid="024925ba" officeooo:paragraph-rsid="024925ba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style:text-underline-style="none" fo:font-weight="normal" officeooo:rsid="024925ba" officeooo:paragraph-rsid="024925ba" style:font-size-asian="21pt" style:font-weight-asian="normal" style:font-size-complex="2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1fd9f55" officeooo:paragraph-rsid="02138ae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24925ba" officeooo:paragraph-rsid="024925ba" style:font-size-asian="18pt" style:font-weight-asian="normal" style:font-size-complex="18pt" style:font-weight-complex="normal"/>
    </style:style>
    <style:style style:name="P12" style:family="paragraph" style:parent-style-name="Text_20_body" style:list-style-name="L2"/>
    <style:style style:name="P13" style:family="paragraph" style:parent-style-name="Text_20_body">
      <style:text-properties fo:font-size="18pt" style:text-underline-style="none" fo:font-weight="normal" officeooo:rsid="0245187f" officeooo:paragraph-rsid="0245187f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246702f" officeooo:paragraph-rsid="0246702f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none" fo:font-weight="normal" officeooo:rsid="0248ca4a" officeooo:paragraph-rsid="0248ca4a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248ca4a" officeooo:paragraph-rsid="024925ba" style:font-size-asian="15.75pt" style:font-weight-asian="normal" style:font-size-complex="18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8pt" style:text-underline-style="none" fo:font-weight="normal" officeooo:rsid="0248ca4a" officeooo:paragraph-rsid="024ac741" style:font-size-asian="15.75pt" style:font-weight-asian="normal" style:font-size-complex="18pt" style:font-weight-complex="normal"/>
    </style:style>
    <style:style style:name="P18" style:family="paragraph" style:parent-style-name="Text_20_body">
      <style:text-properties fo:font-size="18pt" style:text-underline-style="none" fo:font-weight="normal" officeooo:rsid="0248ca4a" officeooo:paragraph-rsid="024ac741" style:font-size-asian="15.75pt" style:font-weight-asian="normal" style:font-size-complex="18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8pt" style:text-underline-style="none" fo:font-weight="normal" officeooo:rsid="024ac741" officeooo:paragraph-rsid="024ac741" style:font-size-asian="15.75pt" style:font-weight-asian="normal" style:font-size-complex="18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8pt" style:text-underline-style="none" fo:font-weight="normal" officeooo:rsid="024dceb7" officeooo:paragraph-rsid="024dceb7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Quotations" style:list-style-name="L1">
      <style:paragraph-properties fo:text-align="start" style:justify-single-word="false"/>
      <style:text-properties fo:font-size="24pt" style:text-underline-style="none" fo:font-weight="bold" officeooo:rsid="01ff5b0b" officeooo:paragraph-rsid="02138ae9" style:font-size-asian="21pt" style:font-weight-asian="bold" style:font-size-complex="24pt" style:font-weight-complex="bold"/>
    </style:style>
    <style:style style:name="P23" style:family="paragraph" style:parent-style-name="Quotations" style:list-style-name="L1">
      <style:paragraph-properties fo:text-align="start" style:justify-single-word="false"/>
      <style:text-properties fo:font-size="18pt" style:text-underline-style="none" fo:font-weight="normal" officeooo:rsid="01ff5b0b" officeooo:paragraph-rsid="02138ae9" style:font-size-asian="18pt" style:font-weight-asian="normal" style:font-size-complex="18pt" style:font-weight-complex="normal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3e7d9d"/>
    </style:style>
    <style:style style:name="T5" style:family="text">
      <style:text-properties officeooo:rsid="0248153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24925ba"/>
    </style:style>
    <style:style style:name="T8" style:family="text">
      <style:text-properties officeooo:rsid="024ac741"/>
    </style:style>
    <style:style style:name="T9" style:family="text">
      <style:text-properties officeooo:rsid="024cad7a"/>
    </style:style>
    <style:style style:name="T10" style:family="text">
      <style:text-properties officeooo:rsid="024dce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2</text:span> <text:span text:style-name="T1">AWS</text:span></text:p>
      <text:p text:style-name="P2"/>
      <text:list xml:id="list1191923677594096571" text:style-name="L1">
        <text:list-item>
          <text:p text:style-name="P7"><text:span text:style-name="T2">Assignment </text:span><text:span text:style-name="T3">1</text:span></text:p>
          <text:p text:style-name="P22"/>
          <text:p text:style-name="P23">- Create a vpc not by wizard this time but manually, having 2 public subnets and 2 private subnets and 2 protected subnets.</text:p>
          <text:p text:style-name="P23"/>
        </text:list-item>
      </text:list>
      <text:p text:style-name="P3">- setup should be highly available</text:p>
      <text:p text:style-name="P3">- Create 1 IGW and 2 NGW in each availability zone and make the appropriate routes in route tables</text:p>
      <text:p text:style-name="P3">- Main route will remain intact, instead make 4 route tables</text:p>
      <text:list xml:id="list3112588303183694373" text:style-name="L2">
        <text:list-item>
          <text:p text:style-name="P21">public_route_table </text:p>
        </text:list-item>
        <text:list-item>
          <text:p text:style-name="P21">private_route_table_1 </text:p>
        </text:list-item>
        <text:list-item>
          <text:p text:style-name="P21">private_route_table_2 </text:p>
        </text:list-item>
        <text:list-item>
          <text:p text:style-name="P12">protected_route_table </text:p>
        </text:list-item>
      </text:list>
      <text:p text:style-name="Text_20_body"/>
      <text:p text:style-name="P4">SOLUTIONS</text:p>
      <text:p text:style-name="P5">1. Created a VPC manually by :-</text:p>
      <text:p text:style-name="P5">- Click on VPC</text:p>
      <text:p text:style-name="P5">- Click on My VPC</text:p>
      <text:p text:style-name="P5">- Click on Create New VPC</text:p>
      <text:p text:style-name="P5">![VPC Second]()</text:p>
      <text:p text:style-name="P5"/>
      <text:p text:style-name="P5"/>
      <text:p text:style-name="P5"><text:soft-page-break/></text:p>
      <text:p text:style-name="P5">2. Created 6 Subnets by :-</text:p>
      <text:p text:style-name="P5">- Click on VPC</text:p>
      <text:p text:style-name="P5">- Click on Subnets below My VPC</text:p>
      <text:p text:style-name="P5">- Created 2 Public Subnets, 2 Private Subnets and 2 Protected Subnets.</text:p>
      <text:p text:style-name="P5">![Subnets]()</text:p>
      <text:p text:style-name="P5"/>
      <text:p text:style-name="P5">3. Created <text:span text:style-name="T5">4</text:span> Route Table by :-</text:p>
      <text:p text:style-name="P5">- Click on VPC</text:p>
      <text:p text:style-name="P5">- Click on Route Tables below Subnets</text:p>
      <text:p text:style-name="P5">- Created Route tables and assigned to each Subnet</text:p>
      <text:p text:style-name="P5">- <text:span text:style-name="T5">Public Route Table attached to both Public Subnets</text:span></text:p>
      <text:p text:style-name="P5">- <text:span text:style-name="T5">Protected Route Table attached to both Protected Subnets</text:span></text:p>
      <text:p text:style-name="P5">- <text:span text:style-name="T5">Private Route Table are being created for each Private Subnet</text:span></text:p>
      <text:p text:style-name="P5"/>
      <text:p text:style-name="P5">![Route Tables]()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4. Created a Internet Gateway :-</text:p>
      <text:p text:style-name="P6">- Click on VPC</text:p>
      <text:p text:style-name="P6">- Click on Internet Gateways below Route Tables</text:p>
      <text:p text:style-name="P6">- Created a Internet Gateway and assigned it to newly created VPC.</text:p>
      <text:p text:style-name="P6"/>
      <text:p text:style-name="P6">![Internet Gateway]()</text:p>
      <text:p text:style-name="P6"/>
      <text:p text:style-name="P15">5. Created 2 NAT gateways</text:p>
      <text:p text:style-name="P15"/>
      <text:p text:style-name="P15">![NAT Gateways]()</text:p>
      <text:p text:style-name="P15"/>
      <text:p text:style-name="P15">6. Created 6 Instances i.e. Windows Public A, Windows Public B, Ubuntu Private A, Ubuntu Private B, Ubuntu Private2 A, Ubuntu Private2 B.</text:p>
      <text:p text:style-name="P15"/>
      <text:p text:style-name="P15">![Instances]()</text:p>
      <text:p text:style-name="P15"/>
      <text:p text:style-name="P15">7. <text:s text:c="2"/>Installed Remmina and created RDP connection with the Windows Public Instances A &amp; B.</text:p>
      <text:p text:style-name="P15"/>
      <text:p text:style-name="P15"/>
      <text:p text:style-name="P15"/>
      <text:p text:style-name="P15"/>
      <text:p text:style-name="P15"><text:soft-page-break/></text:p>
      <text:p text:style-name="P15">8. Installed LAMP-Server on both the Instances and changes the “<text:span text:style-name="T6">index.html” </text:span>file for apache2.</text:p>
      <text:p text:style-name="P15"/>
      <text:p text:style-name="P15">- Index.html file for Windows Public Instance A</text:p>
      <text:p text:style-name="P15"/>
      <text:p text:style-name="P15">![Apache Public A index]()</text:p>
      <text:p text:style-name="P15"/>
      <text:p text:style-name="P15">- Webpage of Apache on web-browser</text:p>
      <text:p text:style-name="P15"/>
      <text:p text:style-name="P15">![Apache Public A web]()</text:p>
      <text:p text:style-name="P15"/>
      <text:p text:style-name="P16">- <text:s/>Index.html file for Windows Public Instance <text:span text:style-name="T7">B</text:span></text:p>
      <text:p text:style-name="P16"/>
      <text:p text:style-name="P16">![Apache Public <text:span text:style-name="T7">B</text:span> index]()</text:p>
      <text:p text:style-name="P16"/>
      <text:p text:style-name="P16">- Webpage of Apache on web-browser</text:p>
      <text:p text:style-name="P16"/>
      <text:p text:style-name="P16">![Apache Public <text:span text:style-name="T7">B</text:span> web]()</text:p>
      <text:p text:style-name="P15"/>
      <text:p text:style-name="P15"/>
      <text:p text:style-name="P8"/>
      <text:p text:style-name="P8"/>
      <text:p text:style-name="P8"><text:soft-page-break/></text:p>
      <text:p text:style-name="P11">9. Created a PHP index file in /var/www/html on both the Instances and checked both on thier respective Web page.</text:p>
      <text:p text:style-name="P9"/>
      <text:p text:style-name="P18">- <text:s/><text:span text:style-name="T8">phpinfo.php</text:span> file for Windows Public Instance <text:span text:style-name="T8">A</text:span></text:p>
      <text:p text:style-name="P18"/>
      <text:p text:style-name="P18">![<text:span text:style-name="T8">PHPinfo</text:span> Public <text:span text:style-name="T8">A</text:span> index]()</text:p>
      <text:p text:style-name="P18"/>
      <text:p text:style-name="P18">- Webpage of <text:span text:style-name="T8">PHPinfo.php</text:span> on web-browser</text:p>
      <text:p text:style-name="P18"/>
      <text:p text:style-name="P17">![<text:span text:style-name="T8">PHPinfo.php</text:span> Public <text:span text:style-name="T8">A</text:span> web]()</text:p>
      <text:p text:style-name="P10"/>
      <text:p text:style-name="P10"/>
      <text:p text:style-name="P18">- <text:s/><text:span text:style-name="T8">phpinfo.php</text:span> file for Windows Public Instance <text:span text:style-name="T8">B</text:span></text:p>
      <text:p text:style-name="P18"/>
      <text:p text:style-name="P18">![<text:span text:style-name="T8">PHPinfo</text:span> Public <text:span text:style-name="T8">B</text:span> index]()</text:p>
      <text:p text:style-name="P18"/>
      <text:p text:style-name="P18">- Webpage of <text:span text:style-name="T8">PHPinfo.php</text:span> on web-browser</text:p>
      <text:p text:style-name="P18"/>
      <text:p text:style-name="P17">![<text:span text:style-name="T8">PHPinfo.php</text:span> Public <text:span text:style-name="T8">B</text:span> web]()</text:p>
      <text:p text:style-name="P17"/>
      <text:p text:style-name="P17"/>
      <text:p text:style-name="P17"/>
      <text:p text:style-name="P17"/>
      <text:p text:style-name="P19"><text:soft-page-break/>10. <text:span text:style-name="T9">Create a Load Balancer and attached it to all 4 Private Instances</text:span></text:p>
      <text:p text:style-name="P19"/>
      <text:p text:style-name="P19">!<text:span text:style-name="T10">[Load Balancer]()</text:span></text:p>
      <text:p text:style-name="P19"/>
      <text:p text:style-name="P20">11. Verified on web page on the local machine.</text:p>
      <text:p text:style-name="P20"/>
      <text:p text:style-name="P20">![Web Server](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28T00:05:26.186150222</dc:date>
    <meta:editing-duration>P1DT8H4M41S</meta:editing-duration>
    <meta:editing-cycles>303</meta:editing-cycles>
    <meta:generator>LibreOffice/5.1.6.2$Linux_X86_64 LibreOffice_project/10m0$Build-2</meta:generator>
    <meta:document-statistic meta:table-count="0" meta:image-count="0" meta:object-count="0" meta:page-count="6" meta:paragraph-count="63" meta:word-count="415" meta:character-count="2383" meta:non-whitespace-character-count="2027"/>
  </office:meta>
</office:document-meta>
</file>